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Frame_20_contents" style:master-page-name="">
      <style:paragraph-properties fo:text-align="end" style:justify-single-word="false" fo:padding="0.049cm" fo:border-left="none" fo:border-right="none" fo:border-top="0.002cm solid #000000" fo:border-bottom="0.002cm solid #000000" style:shadow="none"/>
      <style:text-properties style:font-name="Arial Black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2" style:family="paragraph" style:parent-style-name="Frame_20_contents">
      <style:paragraph-properties fo:text-align="end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fr1" style:family="graphic" style:parent-style-name="Frame">
      <style:graphic-properties style:vertical-pos="top" style:vertical-rel="page-content" style:horizontal-pos="center" style:horizontal-rel="page-content" fo:padding="0cm" fo:border="none" style:shadow="none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ffff99" style:background-transparency="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#e6e6ff" style:background-transparency="0%" fo:padding="0cm" fo:border="none" style:shadow="none">
        <style:background-image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#e6e6e6" style:background-transparency="0%" fo:padding="0cm" fo:border="none" style:shadow="none">
        <style:background-image/>
      </style:graphic-properties>
    </style:style>
    <style:style style:name="gr1" style:family="graphic">
      <style:graphic-properties style:run-through="foreground" style:vertical-pos="middle" style:vertical-rel="line" style:horizontal-pos="from-left" style:horizontal-rel="paragraph-content" draw:wrap-influence-on-position="once-concurrent" style:flow-with-text="false"/>
    </style:style>
    <style:style style:name="gr2" style:family="graphic">
      <style:graphic-properties fo:border="solid #c0c0c0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style:vertical-pos="middle" style:vertical-rel="baseline" style:horizontal-pos="from-left" style:horizontal-rel="paragraph-content"/>
    </style:style>
  </office:automatic-styles>
  <office:body>
    <office:text>
      <office:forms form:automatic-focus="false" form:apply-design-mode="false">
        <xforms:model id="Model 1">
          <xforms:instance id="Instance 1">
            <vacation-request>
              <requestor>
                <name/>
                <leave>false</leave>
                <start/>
                <end/>
                <proxy/>
                <id/>
              </requestor>
              <manager>
                <approved>false</approved>
                <comment/>
              </manager>
              <system>
                <refid/>
              </system>
            </vacation-request>
          </xforms:instance>
          <xforms:bind id="requestorname" nodeset="requestor/name" required="true()"/>
          <xforms:bind id="requestorid" nodeset="requestor/id" required="true()"/>
          <xforms:bind id="leave" nodeset="requestor/leave"/>
          <xforms:bind id="requeststart" nodeset="requestor/start" required="true()" type="xsd:date"/>
          <xforms:bind id="requestend" nodeset="requestor/end" required="true()" type="xsd:date"/>
          <xforms:bind id="proxy" nodeset="requestor/proxy"/>
          <xforms:bind id="approved" nodeset="manager/approved"/>
          <xforms:bind id="comment" nodeset="manager/comment" required="not(//manager/approved)"/>
          <xforms:bind id="refid" nodeset="system/refid" readonly="true()"/>
          <xforms:submission id="filesubmission" action="file:///tmp/form.xml" method="put" indent="false" omit-xml-declaration="false" standalone="false" replace="none"/>
          <xforms:submission id="websubmission" action="http://localhost:8084/xmltest/receiver" method="post" indent="false" omit-xml-declaration="false" standalone="false" replace="all"/>
          <xsd:schema/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convert-empty-to-null="true" xforms:bind="requestornam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" form:convert-empty-to-null="true" xforms:bind="requestorid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" form:convert-empty-to-null="true" xforms:bind="requeststart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" form:convert-empty-to-null="true" xforms:bind="requestend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" form:convert-empty-to-null="true" xforms:bind="proxy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" form:convert-empty-to-null="true" xforms:bind="refid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Box" form:control-implementation="ooo:com.sun.star.form.component.CheckBox" form:id="control7" form:visual-effect="flat" form:value="true" xforms:bind="leav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false"/>
            </form:properties>
          </form:checkbox>
          <form:checkbox form:name="CheckBox" form:control-implementation="ooo:com.sun.star.form.component.CheckBox" form:id="control8" form:visual-effect="flat" form:value="true" xforms:bind="approv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false"/>
            </form:properties>
          </form:checkbox>
          <form:text form:name="TextBox" form:control-implementation="ooo:com.sun.star.form.component.TextField" form:id="control9" form:convert-empty-to-null="true" xforms:bind="comment">
            <form:properties>
              <form:property form:property-name="DefaultControl" office:value-type="string" office:string-value="com.sun.star.form.control.TextField"/>
            </form:properties>
          </form:text>
          <form:button form:name="PushButton" form:control-implementation="ooo:com.sun.star.form.component.CommandButton" form:id="control10" form:label="filesubmission" form:button-type="submit" office:target-frame="" xlink:href="" form:image-data="" form:xforms-submission="filesubmission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Button1" form:control-implementation="ooo:com.sun.star.form.component.CommandButton" form:id="control11" form:label="websubmission" form:button-type="submit" office:target-frame="" xlink:href="" form:image-data="" form:xforms-submission="websubmission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6.999cm" style:rel-width="100%" draw:z-index="2">
        <draw:text-box fo:min-height="0.499cm">
          <text:p text:style-name="P1">Example Corp.</text:p>
          <text:p text:style-name="P2">VACTION REQUEST FORM / IDVRF001</text:p>
        </draw:text-box>
      </draw:frame>
      <text:h text:style-name="Heading_20_1" text:outline-level="1">Filled out by Requestor</text:h>
      <text:h text:style-name="Heading_20_1" text:outline-level="1"><draw:frame draw:style-name="fr2" draw:name="Frame2" text:anchor-type="paragraph" svg:width="16.999cm" style:rel-width="100%" draw:z-index="5"><draw:text-box fo:min-height="0.499cm"><text:p text:style-name="Frame_20_contents">Name:<text:tab/><text:tab/><text:tab/><draw:g text:anchor-type="as-char" draw:z-index="6" draw:style-name="gr1"><draw:control draw:style-name="gr2" draw:text-style-name="P3" svg:width="8.09cm" svg:height="0.498cm" svg:x="0cm" svg:y="0cm" draw:control="control1"/></draw:g></text:p><text:p text:style-name="Frame_20_contents">Employee ID:<text:tab/><text:tab/><draw:g text:anchor-type="as-char" draw:z-index="7" draw:style-name="gr1"><draw:control draw:style-name="gr2" draw:text-style-name="P3" svg:width="8.09cm" svg:height="0.498cm" svg:x="0cm" svg:y="0cm" draw:control="control2"/></draw:g></text:p><text:p text:style-name="Frame_20_contents">Request Leave: <text:tab/><draw:control text:anchor-type="as-char" draw:z-index="12" draw:style-name="gr3" draw:text-style-name="P4" svg:width="1.211cm" svg:height="0.5cm" draw:control="control7"/></text:p><text:p text:style-name="Frame_20_contents">Start Date:<text:tab/><text:tab/><draw:g text:anchor-type="as-char" draw:z-index="8" draw:style-name="gr1"><draw:control draw:style-name="gr2" draw:text-style-name="P3" svg:width="8.09cm" svg:height="0.498cm" svg:x="0cm" svg:y="0cm" draw:control="control3"/></draw:g></text:p><text:p text:style-name="Frame_20_contents">End Date:<text:tab/><text:tab/><draw:g text:anchor-type="as-char" draw:z-index="9" draw:style-name="gr1"><draw:control draw:style-name="gr2" draw:text-style-name="P3" svg:width="8.09cm" svg:height="0.498cm" svg:x="0cm" svg:y="0cm" draw:control="control4"/></draw:g></text:p><text:p text:style-name="Frame_20_contents">Proxy:<text:tab/><text:tab/><text:tab/><draw:g text:anchor-type="as-char" draw:z-index="10" draw:style-name="gr1"><draw:control draw:style-name="gr2" draw:text-style-name="P3" svg:width="8.09cm" svg:height="0.498cm" svg:x="0cm" svg:y="0cm" draw:control="control5"/></draw:g></text:p></draw:text-box></draw:frame></text:h>
      <text:h text:style-name="Heading_20_1" text:outline-level="1">Filled out by Manager</text:h>
      <text:h text:style-name="Heading_20_1" text:outline-level="1"><draw:frame draw:style-name="fr3" draw:name="Frame3" text:anchor-type="paragraph" svg:width="16.999cm" style:rel-width="100%" draw:z-index="3"><draw:text-box fo:min-height="0.499cm"><text:p text:style-name="Frame_20_contents">Approved: <text:tab/><text:tab/><draw:control text:anchor-type="as-char" draw:z-index="13" draw:style-name="gr3" draw:text-style-name="P4" svg:width="1.211cm" svg:height="0.5cm" draw:control="control8"/></text:p><text:p text:style-name="Frame_20_contents">Comment:<text:tab/><text:tab/><draw:g text:anchor-type="as-char" draw:z-index="14" draw:style-name="gr1"><draw:control draw:style-name="gr2" draw:text-style-name="P3" svg:width="8.09cm" svg:height="0.498cm" svg:x="0cm" svg:y="0cm" draw:control="control9"/></draw:g></text:p><text:p text:style-name="Frame_20_contents"/></draw:text-box></draw:frame>Filled out by System</text:h>
      <text:p text:style-name="Standard"><draw:frame draw:style-name="fr4" draw:name="Frame4" text:anchor-type="paragraph" svg:width="16.999cm" style:rel-width="100%" draw:z-index="4"><draw:text-box fo:min-height="0.499cm"><text:p text:style-name="Frame_20_contents">REF ID:<text:tab/><text:tab/><draw:g text:anchor-type="as-char" draw:z-index="11" draw:style-name="gr1"><draw:control draw:style-name="gr2" draw:text-style-name="P3" svg:width="8.09cm" svg:height="0.498cm" svg:x="0cm" svg:y="0cm" draw:control="control6"/></draw:g></text:p></draw:text-box></draw:frame></text:p>
      <text:p text:style-name="Standard"><draw:control text:anchor-type="as-char" draw:z-index="0" draw:style-name="gr4" draw:text-style-name="P5" svg:width="4cm" svg:height="0.498cm" draw:control="control11"/></text:p>
      <text:p text:style-name="Standard"/>
      <text:p text:style-name="Standard"><draw:control text:anchor-type="as-char" draw:z-index="1" draw:style-name="gr4" draw:text-style-name="P5" svg:width="4cm" svg:height="0.498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137$Build-8972</meta:generator>
    <meta:creation-date>2005-12-01T15:35:12</meta:creation-date>
    <dc:creator>Lars Oppermann</dc:creator>
    <dc:date>2005-12-01T16:58:27</dc:date>
    <dc:language>en-US</dc:language>
    <meta:editing-cycles>7</meta:editing-cycles>
    <meta:editing-duration>PT1H22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32" meta:character-count="221"/>
  </office:meta>
</office:document-meta>
</file>